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B1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679729.2692" calcext:value-type="float">
            <text:p>53679729.26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02997.625" calcext:value-type="float">
            <text:p>25802997.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069470.61" calcext:value-type="float">
            <text:p>102069470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38475.0097" calcext:value-type="float">
            <text:p>16438475.0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41378.6875" calcext:value-type="float">
            <text:p>16941378.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93954.5217" calcext:value-type="float">
            <text:p>16693954.5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66214.9195" calcext:value-type="float">
            <text:p>19066214.9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577600.9023" calcext:value-type="float">
            <text:p>65577600.9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594256.4835" calcext:value-type="float">
            <text:p>39594256.4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437889.3737" calcext:value-type="float">
            <text:p>30437889.3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12:03:54.671416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0:38:00.381409953</meta:creation-date>
    <dc:date>2015-03-07T12:18:37.978453241</dc:date>
    <meta:editing-duration>P3DT6H40M50S</meta:editing-duration>
    <meta:editing-cycles>3</meta:editing-cycles>
    <meta:generator>LibreOffice/4.2.7.2$Linux_X86_64 LibreOffice_project/4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B1:Sheet1.B10" svg:x="0.32cm" svg:y="0.18cm" svg:width="13.097cm" svg:height="8.64cm">
          <chartooo:coordinate-region svg:x="2.238cm" svg:y="0.379cm" svg:width="11.17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679729.2692">
                <text:p>53679729.269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02997.625">
                <text:p>25802997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069470.61">
                <text:p>102069470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38475.0097">
                <text:p>16438475.0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41378.6875">
                <text:p>16941378.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93954.5217">
                <text:p>16693954.5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6214.9195">
                <text:p>19066214.9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77600.9023">
                <text:p>65577600.9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594256.4835">
                <text:p>39594256.4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437889.3737">
                <text:p>30437889.3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